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8.42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8.2mm"/>
    </style:style>
    <style:style style:name="co6" style:family="table-column">
      <style:table-column-properties fo:break-before="auto" style:column-width="24.34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23.81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22.23mm"/>
    </style:style>
    <style:style style:name="co11" style:family="table-column">
      <style:table-column-properties fo:break-before="auto" style:column-width="23.55mm"/>
    </style:style>
    <style:style style:name="co12" style:family="table-column">
      <style:table-column-properties fo:break-before="auto" style:column-width="3.7mm"/>
    </style:style>
    <style:style style:name="co13" style:family="table-column">
      <style:table-column-properties fo:break-before="auto" style:column-width="21.17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22.75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1.7mm"/>
    </style:style>
    <style:style style:name="co18" style:family="table-column">
      <style:table-column-properties fo:break-before="auto" style:column-width="14.82mm"/>
    </style:style>
    <style:style style:name="co19" style:family="table-column">
      <style:table-column-properties fo:break-before="auto" style:column-width="31.29mm"/>
    </style:style>
    <style:style style:name="co20" style:family="table-column">
      <style:table-column-properties fo:break-before="auto" style:column-width="16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30.02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22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27.52mm"/>
    </style:style>
    <style:style style:name="co27" style:family="table-column">
      <style:table-column-properties fo:break-before="auto" style:column-width="24.87mm"/>
    </style:style>
    <style:style style:name="co28" style:family="table-column">
      <style:table-column-properties fo:break-before="auto" style:column-width="26.72mm"/>
    </style:style>
    <style:style style:name="co29" style:family="table-column">
      <style:table-column-properties fo:break-before="auto" style:column-width="22.49mm"/>
    </style:style>
    <style:style style:name="co30" style:family="table-column">
      <style:table-column-properties fo:break-before="auto" style:column-width="20.64mm"/>
    </style:style>
    <style:style style:name="co31" style:family="table-column">
      <style:table-column-properties fo:break-before="auto" style:column-width="20.9mm"/>
    </style:style>
    <style:style style:name="co32" style:family="table-column">
      <style:table-column-properties fo:break-before="auto" style:column-width="31.54mm"/>
    </style:style>
    <style:style style:name="co33" style:family="table-column">
      <style:table-column-properties fo:break-before="auto" style:column-width="6.31mm"/>
    </style:style>
    <style:style style:name="co34" style:family="table-column">
      <style:table-column-properties fo:break-before="auto" style:column-width="12.44mm"/>
    </style:style>
    <style:style style:name="co35" style:family="table-column">
      <style:table-column-properties fo:break-before="auto" style:column-width="10.05mm"/>
    </style:style>
    <style:style style:name="co36" style:family="table-column">
      <style:table-column-properties fo:break-before="auto" style:column-width="36.51mm"/>
    </style:style>
    <style:style style:name="co37" style:family="table-column">
      <style:table-column-properties fo:break-before="auto" style:column-width="16.4mm"/>
    </style:style>
    <style:style style:name="co38" style:family="table-column">
      <style:table-column-properties fo:break-before="auto" style:column-width="25.66mm"/>
    </style:style>
    <style:style style:name="co39" style:family="table-column">
      <style:table-column-properties fo:break-before="auto" style:column-width="24.08mm"/>
    </style:style>
    <style:style style:name="co40" style:family="table-column">
      <style:table-column-properties fo:break-before="auto" style:column-width="32.56mm"/>
    </style:style>
    <style:style style:name="co41" style:family="table-column">
      <style:table-column-properties fo:break-before="auto" style:column-width="30.5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3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ian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Pia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" calcext:value-type="float">
            <text:p>001</text:p>
          </table:table-cell>
          <table:table-cell office:value-type="string" calcext:value-type="string">
            <text:p>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Upright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Mild 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Upright P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Mild Piano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European P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uropean P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d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Piano + Str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ano +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Piano + St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Piano+Choir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Piano+Choi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" calcext:value-type="float">
            <text:p>002</text:p>
          </table:table-cell>
          <table:table-cell office:value-type="string" calcext:value-type="string">
            <text:p>Piano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ano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op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Rock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op Piano 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no 2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2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Rock Piano 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Dance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ance 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" calcext:value-type="float">
            <text:p>003</text:p>
          </table:table-cell>
          <table:table-cell office:value-type="string" calcext:value-type="string">
            <text:p>Piano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ano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G+Rhode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G+Rhode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G+Rhode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EG+Rhode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G+Rhode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G+Rhode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iano 3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ano 3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3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" calcext:value-type="float">
            <text:p>004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Honky-tonk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d Up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Tonk w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" calcext:value-type="float">
            <text:p>005</text:p>
          </table:table-cell>
          <table:table-cell office:value-type="string" calcext:value-type="string">
            <text:p>E.Piano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.Piano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.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t.Soft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Soft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Soft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EP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Cho. E.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. E.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Silent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entRhod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FM+SA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M+SA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M+SA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1v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Dist E.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 E.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Wurl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url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0'sE.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s E.Piano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Hard 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d 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Mellow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w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" calcext:value-type="float">
            <text:p>006</text:p>
          </table:table-cell>
          <table:table-cell office:value-type="string" calcext:value-type="string">
            <text:p>E.Piano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.Pian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.Pian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.Piano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etuned EP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etuned EP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etuned E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EP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etuned EP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EP Le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St.FM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2v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Hard FM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d 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EP Ph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7" calcext:value-type="float">
            <text:p>007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Harpsichord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psichord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Harpsichor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oupled Hps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oupled Hp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oupled Hp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oupled Hp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ynth Harps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Harps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8" calcext:value-type="float">
            <text:p>008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Clav.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Atk Clav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Atk Clav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omp Clav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omp Clav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eso Clav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Clav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Phase C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Clav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v.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Analog Clav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alog Clav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JP8 Clav.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Clav.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JP8 Clav.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Clav.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SynRingClav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2"/>
          <table:table-cell office:value-type="string" calcext:value-type="string">
            <text:p>SynDist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2"/>
          <table:table-cell office:value-type="string" calcext:value-type="string">
            <text:p>JP8000 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2"/>
          <table:table-cell office:value-type="string" calcext:value-type="string">
            <text:p>Pulse C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ula_SC_8850_OM_1" table:base-cell-address="$Piano.$A$1" table:cell-range-address="Piano.$A$1:Piano.$P$1155"/>
        </table:named-expressions>
      </table:table>
      <table:table table:name="Organ" table:style-name="ta2">
        <table:table-column table:style-name="co13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3" table:default-cell-style-name="ce1"/>
        <table:table-column table:style-name="co8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3" table:number-columns-repeated="1013" table:default-cell-style-name="ce1"/>
        <table:table-row table:style-name="ro1">
          <table:table-cell office:value-type="string" calcext:value-type="string">
            <text:p>Org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7" calcext:value-type="float">
            <text:p>017</text:p>
          </table:table-cell>
          <table:table-cell office:value-type="string" calcext:value-type="string">
            <text:p>Organ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Organ 10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1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Ful Organ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Ful 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Ful 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Ful 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Ful Organ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Ful Organ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rem.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.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tunedOr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Or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Organ 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. 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Ful Organ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Ful Organ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Ful Organ 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60's Organ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's Organ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60's Organ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60's Organ 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Farf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arf Org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Cheese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eese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D-50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-50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JUNO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Hybrid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VS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S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Digi Churc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gi Chur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JX-8P 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FM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70's E.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0's E.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Even B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ven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ven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Organ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rgan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2"/>
          <table:table-cell office:value-type="string" calcext:value-type="string">
            <text:p>5th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8" calcext:value-type="float">
            <text:p>018</text:p>
          </table:table-cell>
          <table:table-cell office:value-type="string" calcext:value-type="string">
            <text:p>Org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Jazz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azz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E.Organ 16+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.Organ 16+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azz 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Jazz 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Jazz 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Jazz Organ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Jazz Organ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orus Or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Or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tunedO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Or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Octave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Perc.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erc.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gan 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Perc.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office:value-type="string" calcext:value-type="string">
            <text:p>Perc.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Perc.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9" calcext:value-type="float">
            <text:p>019</text:p>
          </table:table-cell>
          <table:table-cell office:value-type="string" calcext:value-type="string">
            <text:p>Organ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Organ 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otary Org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 Or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otary Org.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Org.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Rock Organ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Organ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Rock Org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Orga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otary Org.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Org.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0" calcext:value-type="float">
            <text:p>020</text:p>
          </table:table-cell>
          <table:table-cell office:value-type="string" calcext:value-type="string">
            <text:p>Church Org.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urch Org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urch Org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urch Org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Org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urch Org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Church Org.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Org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urch Org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rgan 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rg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Trem.Flut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.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.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Theater Org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heater Org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1" calcext:value-type="float">
            <text:p>021</text:p>
          </table:table-cell>
          <table:table-cell office:value-type="string" calcext:value-type="string">
            <text:p>Reed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ed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ed Orga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Reed Orga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Wind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nd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Puff 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2" calcext:value-type="float">
            <text:p>022</text:p>
          </table:table-cell>
          <table:table-cell office:value-type="string" calcext:value-type="string">
            <text:p>Accordion F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cordion F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ordion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ordion F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Accordion 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cordion 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ordio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ordion I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ist.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Cho.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.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Hard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Soft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3" calcext:value-type="float">
            <text:p>023</text:p>
          </table:table-cell>
          <table:table-cell office:value-type="string" calcext:value-type="string">
            <text:p>Harmon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Harmonic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Harmonica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monic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.Harp Ba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B.Harp Sup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4" calcext:value-type="float">
            <text:p>024</text:p>
          </table:table-cell>
          <table:table-cell office:value-type="string" calcext:value-type="string">
            <text:p>Bandone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ndon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doneo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andoneo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andoneon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s" table:style-name="ta2">
        <table:table-column table:style-name="co13" table:number-columns-repeated="2" table:default-cell-style-name="ce1"/>
        <table:table-column table:style-name="co16" table:default-cell-style-name="ce1"/>
        <table:table-column table:style-name="co7" table:default-cell-style-name="ce1"/>
        <table:table-column table:style-name="co16" table:default-cell-style-name="ce1"/>
        <table:table-column table:style-name="co7" table:default-cell-style-name="ce1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7" table:default-cell-style-name="ce1"/>
        <table:table-column table:style-name="co13" table:number-columns-repeated="1014" table:default-cell-style-name="ce1"/>
        <table:table-row table:style-name="ro1">
          <table:table-cell office:value-type="string" calcext:value-type="string">
            <text:p>B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3" calcext:value-type="float">
            <text:p>033</text:p>
          </table:table-cell>
          <table:table-cell office:value-type="string" calcext:value-type="string">
            <text:p>Acoustic 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oustic Bs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usticB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oustic B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Rockabill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abill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Wild A.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ld A.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Atk A.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ass + OH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ss + OH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4" calcext:value-type="float">
            <text:p>034</text:p>
          </table:table-cell>
          <table:table-cell office:value-type="string" calcext:value-type="string">
            <text:p>Fingered Bs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ingered Bs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gered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ed B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Fingered B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ingered B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ngered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Jazz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azz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Jazz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azz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azz B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Rock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Heart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AttackFi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Finger Sl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orusJazzB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JazzB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F.Bass/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Bass/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5" calcext:value-type="float">
            <text:p>035</text:p>
          </table:table-cell>
          <table:table-cell office:value-type="string" calcext:value-type="string">
            <text:p>Picked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icked B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Picked Bas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Picked Bas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Double P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uted Pick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Pick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tePick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P.Bass/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.Bass/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6" calcext:value-type="float">
            <text:p>036</text:p>
          </table:table-cell>
          <table:table-cell office:value-type="string" calcext:value-type="string">
            <text:p>Fretless Bs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retless 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tless B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Fretless B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etless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Fretless B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Fretless B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Syn Fretle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 Fret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Fret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Mr.Smoo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r.Smo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r.Smo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Wood+FlessB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ood+FlessB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7" calcext:value-type="float">
            <text:p>037</text:p>
          </table:table-cell>
          <table:table-cell office:value-type="string" calcext:value-type="string">
            <text:p>Slap Bass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lap P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lap Po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eso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Unison Sla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Unison Sl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8" calcext:value-type="float">
            <text:p>038</text:p>
          </table:table-cell>
          <table:table-cell office:value-type="string" calcext:value-type="string">
            <text:p>Slap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lap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ap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p Bass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lap Bass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M Sla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M Sl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9" calcext:value-type="float">
            <text:p>039</text:p>
          </table:table-cell>
          <table:table-cell office:value-type="string" calcext:value-type="string">
            <text:p>Synth B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thB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ynthBass10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thBass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Bass10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.Bass10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CS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S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P-4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-4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JP-8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-8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P5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JPM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M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Acid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i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ci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.Bass 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TB303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B303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Tekno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kno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ekno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TB303 Bass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Bass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Kicked TB30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icked TB3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TB303 Saw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Saw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Rubber303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ubber303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Reso 303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303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eso SH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H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SH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B303 Sqr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303 Sqr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TB303 Dist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Dist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Clavi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Ha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Jungle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Squa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Square Bas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Arpeggio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rpeggio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Hit&amp;Saw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Ring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office:value-type="string" calcext:value-type="string">
            <text:p>AtkSine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OB sin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Auxiliary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303SqDist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303SqDist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303SqDistB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303Sqr.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2"/>
          <table:table-cell office:value-type="string" calcext:value-type="string">
            <text:p>Tee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0" calcext:value-type="float">
            <text:p>040</text:p>
          </table:table-cell>
          <table:table-cell office:value-type="string" calcext:value-type="string">
            <text:p>Synth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th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ynthBass20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Bass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Bass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Modular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odular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odular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eq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eq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eq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MG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Mg Oct Bas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Oct Bas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MG Oct B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Oct Bas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MG Blip Bs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Blip B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eef FM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ef FM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eef FM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ly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ly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 Wi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X Wire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X Wi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WireStr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reStr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Blip Bass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lip Bas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RubberB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ubberBas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Syn Bell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Od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ubber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ubberB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ubber Ba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Rubber Bas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SH101 Bass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101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SH101 Bass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101Bas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Smooth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mooth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mooth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SH101 Bass 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Spike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pike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House Bass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use Bas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K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Sync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c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MG 5th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5th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RND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ND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WowM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owM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Bubble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ubble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Attack Pu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Sync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Pulse Mix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MG Dist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Seq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office:value-type="string" calcext:value-type="string">
            <text:p>3r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MG Oct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SlowEnv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2"/>
          <table:table-cell office:value-type="string" calcext:value-type="string">
            <text:p>Mil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2"/>
          <table:table-cell office:value-type="string" calcext:value-type="string">
            <text:p>DistEnv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2"/>
          <table:table-cell office:value-type="string" calcext:value-type="string">
            <text:p>MG Light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DistSyn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Ris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Cyber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itar" table:style-name="ta2"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19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3" table:number-columns-repeated="1013" table:default-cell-style-name="ce1"/>
        <table:table-row table:style-name="ro1">
          <table:table-cell office:value-type="string" calcext:value-type="string">
            <text:p>Gui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/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5" calcext:value-type="float">
            <text:p>025</text:p>
          </table:table-cell>
          <table:table-cell office:value-type="string" calcext:value-type="string">
            <text:p>Nylon-str.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-str.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str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lon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Ukule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Nylon Gt.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Velo Harmni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elo Harm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Harm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Nylon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Nylon Gt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ylon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lon Gt.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Lequint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Lequint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equint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6" calcext:value-type="float">
            <text:p>026</text:p>
          </table:table-cell>
          <table:table-cell office:value-type="string" calcext:value-type="string">
            <text:p>Steel-str.G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teel-str.G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elstr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12-str.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Nylon+Stee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+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+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Atk Steel 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Mandol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ndo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doli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Mandoli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MandolinTre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Tr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teel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teel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eel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Steel + Bo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7" calcext:value-type="float">
            <text:p>027</text:p>
          </table:table-cell>
          <table:table-cell office:value-type="string" calcext:value-type="string">
            <text:p>Jazz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azz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zz Gt.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Jazz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Mellow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ow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edal Stee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edal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edal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waiian G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8" calcext:value-type="float">
            <text:p>028</text:p>
          </table:table-cell>
          <table:table-cell office:value-type="string" calcext:value-type="string">
            <text:p>Clean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Clean Hal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lean Hal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Open Hard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pen Hard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Open Har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pen Hard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JC Clean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C Clean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Atk Clean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orus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JC Chorus 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C Chorus 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C FrontP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C FrontPi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C Rear P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C Rear Pi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TC Clean ff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Clean f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TC Clean 2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Clean 2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LP Rear P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LP Rea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LP RearA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Mid Tone G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Chung R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Chung Ru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9" calcext:value-type="float">
            <text:p>029</text:p>
          </table:table-cell>
          <table:table-cell office:value-type="string" calcext:value-type="string">
            <text:p>Muted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Muted Dis.G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Dis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tedDis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TC Muted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Muted Gt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unk P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unk 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unk 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k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Funk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Jazz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0" calcext:value-type="float">
            <text:p>030</text:p>
          </table:table-cell>
          <table:table-cell office:value-type="string" calcext:value-type="string">
            <text:p>Overdrive 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verdrive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driveG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Overdriv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Overdrive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More Dri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ore Dr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Guitar P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Attack Dr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LP OverDrv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P OverDrv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LP OverDrv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P OverDrv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LP Half D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LP Half Dr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LP Cho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1" calcext:value-type="float">
            <text:p>031</text:p>
          </table:table-cell>
          <table:table-cell office:value-type="string" calcext:value-type="string">
            <text:p>Distortion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ortion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ortion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.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Dist. Gt2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 Gt2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. 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Dazed Gu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azed 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azed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Distortion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ortion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Dist.Fast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Fas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Attack D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eedback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edback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edback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edback Gt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Feedback Gt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edback 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edback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Power Gu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wer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Power Gt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Gt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 Gt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5th Dis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Dis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th Dis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ock Rhyth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Rhyt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ck Rhyt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Rock Rhythm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Rhyth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ckRhyth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Dist Rtm G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2" calcext:value-type="float">
            <text:p>032</text:p>
          </table:table-cell>
          <table:table-cell office:value-type="string" calcext:value-type="string">
            <text:p>Gt.Harmonic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t.Harm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t.Harmonix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Gt.Harmoni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Gt. Feedba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t.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t.Feedba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Gt.Feedback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Gt.Feedback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t. Feedback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Ac.Gt.Harmn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.Gt.Harm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c.Gt.Har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E.Bass 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.Bass 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romatic_percuission" table:style-name="ta2">
        <table:table-column table:style-name="co2" table:default-cell-style-name="ce1"/>
        <table:table-column table:style-name="co25" table:default-cell-style-name="ce1"/>
        <table:table-column table:style-name="co26" table:default-cell-style-name="ce1"/>
        <table:table-column table:style-name="co7" table:default-cell-style-name="ce1"/>
        <table:table-column table:style-name="co27" table:default-cell-style-name="ce1"/>
        <table:table-column table:style-name="co7" table:default-cell-style-name="ce1"/>
        <table:table-column table:style-name="co5" table:default-cell-style-name="ce1"/>
        <table:table-column table:style-name="co13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3" table:number-columns-repeated="1013" table:default-cell-style-name="ce1"/>
        <table:table-row table:style-name="ro1">
          <table:table-cell office:value-type="string" calcext:value-type="string">
            <text:p>Chromatic percui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text:s text:c="2"/>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" calcext:value-type="float">
            <text:p>009</text:p>
          </table:table-cell>
          <table:table-cell office:value-type="string" calcext:value-type="string">
            <text:p>Celesta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el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elesta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elest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op Celesta 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p Celes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" calcext:value-type="float">
            <text:p>010</text:p>
          </table:table-cell>
          <table:table-cell office:value-type="string" calcext:value-type="string">
            <text:p>Glockenspiel 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Glockensp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locknsp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ckensp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" calcext:value-type="float">
            <text:p>011</text:p>
          </table:table-cell>
          <table:table-cell office:value-type="string" calcext:value-type="string">
            <text:p>Music Box1</text:p>
          </table:table-cell>
          <table:table-cell/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Music Box 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t.Music Box 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2" calcext:value-type="float">
            <text:p>012</text:p>
          </table:table-cell>
          <table:table-cell office:value-type="string" calcext:value-type="string">
            <text:p><text:s/>Vibraphone <text:s/>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op Vibe.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p Vibe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rd Vi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Vibraphone w 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 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b.w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Vib.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Vibraphones 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3" calcext:value-type="float">
            <text:p>013</text:p>
          </table:table-cell>
          <table:table-cell office:value-type="string" calcext:value-type="string">
            <text:p>Marimba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arimba w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arafon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araf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raf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Barafon 2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arafo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rafo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Log drum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Lo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4" calcext:value-type="float">
            <text:p>014</text:p>
          </table:table-cell>
          <table:table-cell office:value-type="string" calcext:value-type="string">
            <text:p>Xylophone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Xylophone w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5" calcext:value-type="float">
            <text:p>015</text:p>
          </table:table-cell>
          <table:table-cell office:value-type="string" calcext:value-type="string">
            <text:p>Tubular-bell 1</text:p>
          </table:table-cell>
          <table:table-cell/>
          <table:table-cell office:value-type="string" calcext:value-type="string">
            <text:p>Tubular-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ular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Tubularbel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urch Bell 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hurch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 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hurch Bel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Carillon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aril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arillo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arillo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Church Bell2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ubularbellw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6" calcext:value-type="float">
            <text:p>016</text:p>
          </table:table-cell>
          <table:table-cell office:value-type="string" calcext:value-type="string">
            <text:p>Santur1</text:p>
          </table:table-cell>
          <table:table-cell/>
          <table:table-cell office:value-type="string" calcext:value-type="string">
            <text:p>San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antu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antur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antur 2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antu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antu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Santur 3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imbalom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imbal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imbal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Zither 1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Zither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Zither 2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Zither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Dulcimer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Dulcim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ss" table:style-name="ta2">
        <table:table-column table:style-name="co13" table:number-columns-repeated="2" table:default-cell-style-name="ce1"/>
        <table:table-column table:style-name="co28" table:default-cell-style-name="ce1"/>
        <table:table-column table:style-name="co27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29" table:default-cell-style-name="ce1"/>
        <table:table-column table:style-name="co30" table:default-cell-style-name="ce1"/>
        <table:table-column table:style-name="co14" table:default-cell-style-name="ce1"/>
        <table:table-column table:style-name="co31" table:default-cell-style-name="ce1"/>
        <table:table-column table:style-name="co13" table:number-columns-repeated="1013" table:default-cell-style-name="ce1"/>
        <table:table-row table:style-name="ro1">
          <table:table-cell office:value-type="string" calcext:value-type="string">
            <text:p>Br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7" calcext:value-type="float">
            <text:p>057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rumpet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ump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Trumpet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Dark 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Trumpet &amp; N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lugel Hor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gel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lugel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4th Trumpet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4th Trump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Bright Tp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ight Tp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ght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Warm Tp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Warm Tp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Twin Tp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yn. Trump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. Trump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8" calcext:value-type="float">
            <text:p>058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rombon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ombone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mbone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Trombone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Twin bon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win bo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Bones &amp; T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Bright 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s. Trombo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s. Tromb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Eupho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9" calcext:value-type="float">
            <text:p>059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ub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uba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a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uba + 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0" calcext:value-type="float">
            <text:p>060</text:p>
          </table:table-cell>
          <table:table-cell office:value-type="string" calcext:value-type="string">
            <text:p>MutedTrump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ted T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eTrumpe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Cup Mute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MuteTrumpe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MuteTrumpet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uted Horn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Hor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1" calcext:value-type="float">
            <text:p>061</text:p>
          </table:table-cell>
          <table:table-cell office:value-type="string" calcext:value-type="string">
            <text:p>French Horn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rench 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nch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h Hor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Fr.Hor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.Hor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.Horn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Fr.Horn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Horn + Orch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n + Or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Wide FreHrn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de FreHr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.Hrn Slow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Hrn Slow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.HornS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ual Horn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ual Hor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Synth Hor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Hor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rn 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F.Horn Ri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Horn R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2" calcext:value-type="float">
            <text:p>062</text:p>
          </table:table-cell>
          <table:table-cell office:value-type="string" calcext:value-type="string">
            <text:p>Br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ass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Brass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Brass f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ass f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Bones Sec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ones Sec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t. Brass 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Quad Bras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Quad Bras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r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Brass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Brass sfz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sf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Brass sfz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FatPop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rass Fa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ass 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rass 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rumpet Fa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 F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ctave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Brass + Ree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+ Re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Fat + R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Orch B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Orch 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St.FatPop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St.Orch 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2"/>
          <table:table-cell office:value-type="string" calcext:value-type="string">
            <text:p>St.Orch Br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2"/>
          <table:table-cell office:value-type="string" calcext:value-type="string">
            <text:p>St.Orch Brs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3" calcext:value-type="float">
            <text:p>063</text:p>
          </table:table-cell>
          <table:table-cell office:value-type="string" calcext:value-type="string">
            <text:p>Synth Bras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Bras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thBrass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rass 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JUN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ly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Stack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H-5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-5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MKS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KS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Jump B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r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.Brass 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.Brass 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P5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5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ck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Orch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Oct Syn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 Syn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ctave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 Brs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Hybrid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OctSynBras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BPF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4" calcext:value-type="float">
            <text:p>064</text:p>
          </table:table-cell>
          <table:table-cell office:value-type="string" calcext:value-type="string">
            <text:p>Synth Br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r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.Brass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.Brass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oft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t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Warm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ynth Bras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Sync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Fat 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Deep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ynBrass sfz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Brass sf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n.Brass 4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.Brass 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OB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Res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es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DistSqr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JP8000Saw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Velo Br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lo Br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Br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 Brs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rans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ans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lo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X" table:style-name="ta2">
        <table:table-column table:style-name="co18" table:default-cell-style-name="ce1"/>
        <table:table-column table:style-name="co18" table:default-cell-style-name="ce3"/>
        <table:table-column table:style-name="co32" table:default-cell-style-name="ce1"/>
        <table:table-column table:style-name="co20" table:default-cell-style-name="ce1"/>
        <table:table-column table:style-name="co33" table:default-cell-style-name="ce1"/>
        <table:table-column table:style-name="co19" table:default-cell-style-name="ce1"/>
        <table:table-column table:style-name="co7" table:default-cell-style-name="ce1"/>
        <table:table-column table:style-name="co21" table:default-cell-style-name="ce1"/>
        <table:table-column table:style-name="co23" table:number-columns-repeated="5" table:default-cell-style-name="ce1"/>
        <table:table-column table:style-name="co7" table:default-cell-style-name="ce1"/>
        <table:table-column table:style-name="co12" table:default-cell-style-name="ce1"/>
        <table:table-column table:style-name="co13" table:number-columns-repeated="1009" table:default-cell-style-name="ce1"/>
        <table:table-row table:style-name="ro1">
          <table:table-cell office:value-type="string" calcext:value-type="string">
            <text:p>SF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 table:number-columns-repeated="2"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t.Fret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t.Fret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Gt.FretNoiz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Gt.FretNoi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Gt.Cut Nois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 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String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Gt.CutNoise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z.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Dist.CutNoiz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st.CutNo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st.CutNz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Bass Slid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ss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ss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Pick Scrap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ick Scr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ick Scr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/>
          <table:table-cell office:value-type="string" calcext:value-type="string">
            <text:p>Gt. FX Menu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t. FX Men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/>
          <table:table-cell office:value-type="string" calcext:value-type="string">
            <text:p>Bartok Pizz.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artok Pizz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/>
          <table:table-cell office:value-type="string" calcext:value-type="string">
            <text:p>Guitar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itar Sl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/>
          <table:table-cell office:value-type="string" calcext:value-type="string">
            <text:p>Chord Strok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Chord Strok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/>
          <table:table-cell office:value-type="string" calcext:value-type="string">
            <text:p>Biwa Strok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wa Strok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/>
          <table:table-cell office:value-type="string" calcext:value-type="string">
            <text:p>Biwa Tremol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wa Tremo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/>
          <table:table-cell office:value-type="string" calcext:value-type="string">
            <text:p>A.Bs.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/>
          <table:table-cell office:value-type="string" calcext:value-type="string">
            <text:p>D.Gt.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/>
          <table:table-cell office:value-type="string" calcext:value-type="string">
            <text:p>E.Gt.Nz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/>
          <table:table-cell office:value-type="string" calcext:value-type="string">
            <text:p>E.Gt.Nz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/>
          <table:table-cell office:value-type="string" calcext:value-type="string">
            <text:p>G.Stroke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/>
          <table:table-cell office:value-type="string" calcext:value-type="string">
            <text:p>Gt.Slide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/>
          <table:table-cell office:value-type="string" calcext:value-type="string">
            <text:p>A.Bs.Mute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/>
          <table:table-cell office:value-type="string" calcext:value-type="string">
            <text:p>A.Bs.Touch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/>
          <table:table-cell office:value-type="string" calcext:value-type="string">
            <text:p>A.Bs.Atack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/>
          <table:table-cell office:value-type="string" calcext:value-type="string">
            <text:p>TC Up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/>
          <table:table-cell office:value-type="string" calcext:value-type="string">
            <text:p>TC DownMt.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/>
          <table:table-cell office:value-type="string" calcext:value-type="string">
            <text:p>TC UpMt.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/>
          <table:table-cell office:value-type="string" calcext:value-type="string">
            <text:p>TC Down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/>
          <table:table-cell office:value-type="string" calcext:value-type="string">
            <text:p>DstGT.Up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/>
          <table:table-cell office:value-type="string" calcext:value-type="string">
            <text:p>DstGT.Dwn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/>
          <table:table-cell office:value-type="string" calcext:value-type="string">
            <text:p>DstGT.Dwn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/>
          <table:table-cell office:value-type="string" calcext:value-type="string">
            <text:p>DstGT.Mut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/>
          <table:table-cell office:value-type="string" calcext:value-type="string">
            <text:p>Gt.StrokeNz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/>
          <table:table-cell office:value-type="string" calcext:value-type="string">
            <text:p>StlGt.Sld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/>
          <table:table-cell office:value-type="string" calcext:value-type="string">
            <text:p>StlGt.Sld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/>
          <table:table-cell office:value-type="string" calcext:value-type="string">
            <text:p>StlGt.SldN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/>
          <table:table-cell office:value-type="string" calcext:value-type="string">
            <text:p>StlGt.SldN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/>
          <table:table-cell office:value-type="string" calcext:value-type="string">
            <text:p>Gt.Stroke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/>
          <table:table-cell office:value-type="string" calcext:value-type="string">
            <text:p>Gt.Stroke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/>
          <table:table-cell office:value-type="string" calcext:value-type="string">
            <text:p>Gt.StrokeN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/>
          <table:table-cell office:value-type="string" calcext:value-type="string">
            <text:p>Gt.StrokeN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reath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reath 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reathNoise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BreathNoise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Fl.Key Cl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 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Cli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Brth 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Fl.Breath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Fl.Breat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Fl.Breath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Vox Breath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/>
          <table:table-cell office:value-type="string" calcext:value-type="string">
            <text:p>Vox Breat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/>
          <table:table-cell office:value-type="string" calcext:value-type="string">
            <text:p>Trombone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/>
          <table:table-cell office:value-type="string" calcext:value-type="string">
            <text:p>Trumpet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asho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Strea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Bubbl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Win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/>
          <table:table-cell office:value-type="string" calcext:value-type="string">
            <text:p>Cri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/>
          <table:table-cell office:value-type="string" calcext:value-type="string">
            <text:p>Pink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Pink 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/>
          <table:table-cell office:value-type="string" calcext:value-type="string">
            <text:p>White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White 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Do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Horse-Gall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-Gall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Gallo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Gall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Bir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Kitt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Grow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Grow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/>
          <table:table-cell office:value-type="string" calcext:value-type="string">
            <text:p>Fancy 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/>
          <table:table-cell office:value-type="string" calcext:value-type="string">
            <text:p>S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Telephone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1"/>
          <table:table-cell office:value-type="string" calcext:value-type="string">
            <text:p>Telephon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1"/>
          <table:table-cell office:value-type="string" calcext:value-type="string">
            <text:p>DoorCreak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Crea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k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1"/>
          <table:table-cell office:value-type="string" calcext:value-type="string">
            <text:p>Doo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1"/>
          <table:table-cell office:value-type="string" calcext:value-type="string">
            <text:p>Scratc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1"/>
          <table:table-cell office:value-type="string" calcext:value-type="string">
            <text:p>Wind Chim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1"/>
          <table:table-cell office:value-type="string" calcext:value-type="string">
            <text:p>Scratch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1"/>
          <table:table-cell office:value-type="string" calcext:value-type="string">
            <text:p>ScratchKe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Ke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1"/>
          <table:table-cell office:value-type="string" calcext:value-type="string">
            <text:p>TapeRe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peRewi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1"/>
          <table:table-cell office:value-type="string" calcext:value-type="string">
            <text:p>Phono Nois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hono No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1"/>
          <table:table-cell office:value-type="string" calcext:value-type="string">
            <text:p>MC-500 Beep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MC-500 Bee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1"/>
          <table:table-cell office:value-type="string" calcext:value-type="string">
            <text:p>Scratch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1"/>
          <table:table-cell office:value-type="string" calcext:value-type="string">
            <text:p>Scratch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1"/>
          <table:table-cell office:value-type="string" calcext:value-type="string">
            <text:p>Scratch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1"/>
          <table:table-cell office:value-type="string" calcext:value-type="string">
            <text:p>Scratch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1"/>
          <table:table-cell office:value-type="string" calcext:value-type="string">
            <text:p>Scratch 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1"/>
          <table:table-cell office:value-type="string" calcext:value-type="string">
            <text:p>Car-Eng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1"/>
          <table:table-cell office:value-type="string" calcext:value-type="string">
            <text:p>Car-St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1"/>
          <table:table-cell office:value-type="string" calcext:value-type="string">
            <text:p>Car-P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1"/>
          <table:table-cell office:value-type="string" calcext:value-type="string">
            <text:p>Car-Cras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1"/>
          <table:table-cell office:value-type="string" calcext:value-type="string">
            <text:p>Sire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1"/>
          <table:table-cell office:value-type="string" calcext:value-type="string">
            <text:p>Trai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1"/>
          <table:table-cell office:value-type="string" calcext:value-type="string">
            <text:p>Jetplan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1"/>
          <table:table-cell office:value-type="string" calcext:value-type="string">
            <text:p>Starshi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1"/>
          <table:table-cell office:value-type="string" calcext:value-type="string">
            <text:p>Burst Nois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1"/>
          <table:table-cell office:value-type="string" calcext:value-type="string">
            <text:p>Calculati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lcul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1"/>
          <table:table-cell office:value-type="string" calcext:value-type="string">
            <text:p>Perc. Ba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erc. Ba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1"/>
          <table:table-cell office:value-type="string" calcext:value-type="string">
            <text:p>Bur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1"/>
          <table:table-cell office:value-type="string" calcext:value-type="string">
            <text:p>Glass &amp; G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1"/>
          <table:table-cell office:value-type="string" calcext:value-type="string">
            <text:p>Ice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1"/>
          <table:table-cell office:value-type="string" calcext:value-type="string">
            <text:p>Over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1"/>
          <table:table-cell office:value-type="string" calcext:value-type="string">
            <text:p>Crack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1"/>
          <table:table-cell office:value-type="string" calcext:value-type="string">
            <text:p>Pour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1"/>
          <table:table-cell office:value-type="string" calcext:value-type="string">
            <text:p>So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1"/>
          <table:table-cell office:value-type="string" calcext:value-type="string">
            <text:p>Open CD T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1"/>
          <table:table-cell office:value-type="string" calcext:value-type="string">
            <text:p>Audio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1"/>
          <table:table-cell office:value-type="string" calcext:value-type="string">
            <text:p>Key Typ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1"/>
          <table:table-cell office:value-type="string" calcext:value-type="string">
            <text:p>SL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1"/>
          <table:table-cell office:value-type="string" calcext:value-type="string">
            <text:p>S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1"/>
          <table:table-cell office:value-type="string" calcext:value-type="string">
            <text:p>Car Engi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1"/>
          <table:table-cell office:value-type="string" calcext:value-type="string">
            <text:p>Car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1"/>
          <table:table-cell office:value-type="string" calcext:value-type="string">
            <text:p>Boee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1"/>
          <table:table-cell office:value-type="string" calcext:value-type="string">
            <text:p>R.Cro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1"/>
          <table:table-cell office:value-type="string" calcext:value-type="string">
            <text:p>Compres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1"/>
          <table:table-cell office:value-type="string" calcext:value-type="string">
            <text:p>Sword Boo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1"/>
          <table:table-cell office:value-type="string" calcext:value-type="string">
            <text:p>Sword C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1"/>
          <table:table-cell office:value-type="string" calcext:value-type="string">
            <text:p>Stab!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1"/>
          <table:table-cell office:value-type="string" calcext:value-type="string">
            <text:p>Stab!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1"/>
          <table:table-cell office:value-type="string" calcext:value-type="string">
            <text:p>Laugh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1"/>
          <table:table-cell office:value-type="string" calcext:value-type="string">
            <text:p>Scream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1"/>
          <table:table-cell office:value-type="string" calcext:value-type="string">
            <text:p>Punc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1"/>
          <table:table-cell office:value-type="string" calcext:value-type="string">
            <text:p>Heart Beat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Heart B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Heart Beat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Heart Beat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1"/>
          <table:table-cell office:value-type="string" calcext:value-type="string">
            <text:p>Footste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1"/>
          <table:table-cell office:value-type="string" calcext:value-type="string">
            <text:p>Applaus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1"/>
          <table:table-cell office:value-type="string" calcext:value-type="string">
            <text:p>Small Club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Clu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1"/>
          <table:table-cell office:value-type="string" calcext:value-type="string">
            <text:p>Applause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1"/>
          <table:table-cell office:value-type="string" calcext:value-type="string">
            <text:p>Baby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1"/>
          <table:table-cell office:value-type="string" calcext:value-type="string">
            <text:p>Voice O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1"/>
          <table:table-cell office:value-type="string" calcext:value-type="string">
            <text:p>Voice Tw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w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1"/>
          <table:table-cell office:value-type="string" calcext:value-type="string">
            <text:p>Voice Thre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hre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1"/>
          <table:table-cell office:value-type="string" calcext:value-type="string">
            <text:p>Voice Ta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a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1"/>
          <table:table-cell office:value-type="string" calcext:value-type="string">
            <text:p>Voice Whe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Whe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1"/>
          <table:table-cell office:value-type="string" calcext:value-type="string">
            <text:p>Voice Ki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1"/>
          <table:table-cell office:value-type="string" calcext:value-type="string">
            <text:p>Voice Com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1"/>
          <table:table-cell office:value-type="string" calcext:value-type="string">
            <text:p>Voice A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1"/>
          <table:table-cell office:value-type="string" calcext:value-type="string">
            <text:p>Voice O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1"/>
          <table:table-cell office:value-type="string" calcext:value-type="string">
            <text:p>Voice H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Machine Gu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Lasergu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Eruptio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rup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Big Sho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 Sh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Explosio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/>
          <table:table-cell table:style-name="ce1"/>
          <table:table-cell table:number-columns-repeated="1022"/>
        </table:table-row>
      </table:table>
      <table:table table:name="Drums" table:style-name="ta2">
        <table:table-column table:style-name="co34" table:default-cell-style-name="ce1"/>
        <table:table-column table:style-name="co4" table:default-cell-style-name="ce1"/>
        <table:table-column table:style-name="co3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13" table:number-columns-repeated="1017" table:default-cell-style-name="ce1"/>
        <table:table-row table:style-name="ro1">
          <table:table-cell office:value-type="string" calcext:value-type="string">
            <text:p>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/>
          <table:table-cell office:value-type="string" calcext:value-type="string">
            <text:p>SC-88Pro map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SC-55 map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office:value-type="string" calcext:value-type="string">
            <text:p>STANDARD 1</text:p>
          </table:table-cell>
          <table:table-cell/>
          <table:table-cell office:value-type="string" calcext:value-type="string">
            <text:p>STANDARD 1</text:p>
          </table:table-cell>
          <table:table-cell/>
          <table:table-cell office:value-type="string" calcext:value-type="string">
            <text:p>STANDARD 1</text:p>
          </table:table-cell>
          <table:table-cell office:value-type="string" calcext:value-type="string">
            <text:p>STANDARD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office:value-type="string" calcext:value-type="string">
            <text:p>STANDARD L/R</text:p>
          </table:table-cell>
          <table:table-cell/>
          <table:table-cell office:value-type="string" calcext:value-type="string">
            <text:p>STANDARD 3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ROOM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ROOM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office:value-type="string" calcext:value-type="string">
            <text:p>HIP HOP</text:p>
          </table:table-cell>
          <table:table-cell/>
          <table:table-cell office:value-type="string" calcext:value-type="string">
            <text:p>HIP HOP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office:value-type="string" calcext:value-type="string">
            <text:p>JUNGLE</text:p>
          </table:table-cell>
          <table:table-cell/>
          <table:table-cell office:value-type="string" calcext:value-type="string">
            <text:p>JUNGLE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office:value-type="string" calcext:value-type="string">
            <text:p>TECHNO</text:p>
          </table:table-cell>
          <table:table-cell/>
          <table:table-cell office:value-type="string" calcext:value-type="string">
            <text:p>TECHNO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office:value-type="string" calcext:value-type="string">
            <text:p>ROOM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WER</text:p>
          </table:table-cell>
          <table:table-cell/>
          <table:table-cell table:number-columns-repeated="2"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ELECTRONIC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office:value-type="string" calcext:value-type="string">
            <text:p>TR-808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808</text:p>
          </table:table-cell>
          <table:table-cell/>
          <table:table-cell office:value-type="string" calcext:value-type="string">
            <text:p>TR-808/909</text:p>
          </table:table-cell>
          <table:table-cell office:value-type="string" calcext:value-type="string">
            <text:p>TR-808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office:value-type="string" calcext:value-type="string">
            <text:p>CR-78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R-78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office:value-type="string" calcext:value-type="string">
            <text:p>TR-606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606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office:value-type="string" calcext:value-type="string">
            <text:p>TR-707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707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office:value-type="string" calcext:value-type="string">
            <text:p>TR-909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909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office:value-type="string" calcext:value-type="string">
            <text:p>JAZZ</text:p>
          </table:table-cell>
          <table:table-cell/>
          <table:table-cell office:value-type="string" calcext:value-type="string">
            <text:p>JAZZ</text:p>
          </table:table-cell>
          <table:table-cell/>
          <table:table-cell table:number-columns-repeated="2" office:value-type="string" calcext:value-type="string">
            <text:p>JAZZ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office:value-type="string" calcext:value-type="string">
            <text:p>JAZZ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RUSH</text:p>
          </table:table-cell>
          <table:table-cell/>
          <table:table-cell table:number-columns-repeated="2" office:value-type="string" calcext:value-type="string">
            <text:p>BRUSH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office:value-type="string" calcext:value-type="string">
            <text:p>BRUSH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office:value-type="string" calcext:value-type="string">
            <text:p>BRUSH 2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ORCHESTRA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office:value-type="string" calcext:value-type="string">
            <text:p>KICK &amp; SNARE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ASIA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office:value-type="string" calcext:value-type="string">
            <text:p>CYMBAL&amp;CLAPS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YMBAL&amp;CLAPS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office:value-type="string" calcext:value-type="string">
            <text:p>GAMELAN 1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office:value-type="string" calcext:value-type="string">
            <text:p>GAMELAN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office:value-type="string" calcext:value-type="string">
            <text:p>SFX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FX</text:p>
          </table:table-cell>
          <table:table-cell/>
          <table:table-cell table:number-columns-repeated="2" office:value-type="string" calcext:value-type="string">
            <text:p>SFX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office:value-type="string" calcext:value-type="string">
            <text:p>RHYTHM FX 2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RHYTHM FX 2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office:value-type="string" calcext:value-type="string">
            <text:p>RHYTHM FX 3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office:value-type="string" calcext:value-type="string">
            <text:p>SFX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office:value-type="string" calcext:value-type="string">
            <text:p>CYM&amp;CLAPS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office:value-type="string" calcext:value-type="string">
            <text:p>CM-64/32L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ula_SC_8850_OM__1" table:base-cell-address="$Drums.$A$1" table:cell-range-address="Drums.$A$2:Drums.$G$40"/>
        </table:named-expressions>
      </table:table>
      <table:table table:name="Ethnic,_etc" table:style-name="ta2">
        <table:table-column table:style-name="co36" table:default-cell-style-name="ce1"/>
        <table:table-column table:style-name="co37" table:default-cell-style-name="ce1"/>
        <table:table-column table:style-name="co4" table:default-cell-style-name="ce1"/>
        <table:table-column table:style-name="co7" table:default-cell-style-name="ce1"/>
        <table:table-column table:style-name="co27" table:default-cell-style-name="ce1"/>
        <table:table-column table:style-name="co38" table:default-cell-style-name="ce1"/>
        <table:table-column table:style-name="co5" table:number-columns-repeated="2" table:default-cell-style-name="ce1"/>
        <table:table-column table:style-name="co27" table:default-cell-style-name="ce1"/>
        <table:table-column table:style-name="co39" table:default-cell-style-name="ce1"/>
        <table:table-column table:style-name="co31" table:default-cell-style-name="ce1"/>
        <table:table-column table:style-name="co7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Ethnic, e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 table:number-columns-repeated="2"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ita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itar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ta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itar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itar 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Detune S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etune S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DetuneS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itar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tar 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Sitar/Dr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Sitar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ambr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am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m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ambour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ambo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mbo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Banj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<text:s/>Muted Banj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Muted 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abab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b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Rab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San Xi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n X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Gopichan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pi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Gopi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u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Oud+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ud+String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Pi P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 P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Shamise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mi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mise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hamise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sugaru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suga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suga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yn Shamis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 Shamis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Kot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ot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oto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Koto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Gu Zhe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u Zhe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aisho Kot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aisho K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isho K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sho Koto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Kano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n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Kan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Kanoon+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noon+Choi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ct Har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ct Har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Kalimb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anz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nz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Bodh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Bodhran 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Bagpip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idgerido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dgerid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Uillean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UillnPipe 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UillnPipe 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id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Fiddl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Fiddl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Er Hu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r H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Gao Hu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ao H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Shana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n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nai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hanai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hanai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na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na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ung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un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Pun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Hichirik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ichiri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Hichiri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Mizma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izma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uona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uona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Suon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uona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Tinkle Bell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Tinkle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nkle 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Tinkle Bel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ona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on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n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Gender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Gamelan Go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amelan G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amelanG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St.Gamelan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St.Game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Game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Jang Gu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Jang-G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Jego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Jubla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Pem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AMA Cymbal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RAMA Cym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AMA Cym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Kaj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Kelontu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Kelontuk M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Kelontuk Si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Kopyak 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Kopyak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Ceng C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eyou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Kempu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Jngl Cr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Crash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RideCym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RideBell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Agogo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Atarigan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tarig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Atariga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ambour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mbour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Steel Drums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Steel Dru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teel Drums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Steel Drum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Island Mlt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Island Ml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Woodblo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astanet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Angklu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ngklu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Angkl Rhythm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Angkl Rhyth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Finger Sna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nger Sna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909 HandC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HandCl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HandClap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Taik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mall Taik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Taik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oncert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ConcertBD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Jungle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ungle B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echno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chno B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Bounc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ou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KendangW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Bebaron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Pelegon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Dhola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Dhola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Jngl BD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Kick Menu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Kick Menu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Kick Menu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Kick Menu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Melo. Tom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Real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al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al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Real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azz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Brush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elo. Tom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Rock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ock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ock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ash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sh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House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use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Jungle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ungle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909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Jngl SD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SD Menu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SD Menu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SD Menu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SD Menu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2"/>
          <table:table-cell office:value-type="string" calcext:value-type="string">
            <text:p>SD Menu 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Synth Dru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808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Elec Per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Sine Perc.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Sine Perc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606 To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06 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909 To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606 Dist.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Reverse Cy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Reverse Cym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Cy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Reverse Cym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Reverse Cy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ev.Snare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Rev.Snar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ev.Kick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Kic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Kic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Rev.Con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Con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Con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ev.Tom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Rev.Tom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Rev.Tom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Rev.Tom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Rev.SD 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Rev.SD 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Rev.SD Men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Rev.BD 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2"/>
          <table:table-cell office:value-type="string" calcext:value-type="string">
            <text:p>Rev.BD 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2"/>
          <table:table-cell office:value-type="string" calcext:value-type="string">
            <text:p>Rev.BD Men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2"/>
          <table:table-cell office:value-type="string" calcext:value-type="string">
            <text:p>Rev.Clap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_SFX" table:style-name="ta2">
        <table:table-column table:style-name="co36" table:default-cell-style-name="ce1"/>
        <table:table-column table:style-name="co13" table:default-cell-style-name="ce1"/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13" table:number-columns-repeated="2" table:default-cell-style-name="ce1"/>
        <table:table-column table:style-name="co23" table:default-cell-style-name="ce1"/>
        <table:table-column table:style-name="co13" table:default-cell-style-name="ce1"/>
        <table:table-column table:style-name="co23" table:default-cell-style-name="ce1"/>
        <table:table-column table:style-name="co13" table:number-columns-repeated="1014" table:default-cell-style-name="ce1"/>
        <table:table-row table:style-name="ro1">
          <table:table-cell office:value-type="string" calcext:value-type="string">
            <text:p>Synth SF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text:s/></text:p>
          </table:table-cell>
          <table:table-cell table:style-name="Default" office:value-type="string" calcext:value-type="string">
            <text:p>PC</text:p>
          </table:table-cell>
          <table:table-cell table:style-name="Default"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7" calcext:value-type="float">
            <text:p>097</text:p>
          </table:table-cell>
          <table:table-cell table:style-name="Default" office:value-type="string" calcext:value-type="string">
            <text:p>Ice Ra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ce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Ice Rai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Ice Rai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Harmo Ra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mo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mo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African woo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frican 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frican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Anklung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klung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Rattl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ttl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Saw Impu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table:style-name="Default" office:value-type="string" calcext:value-type="string">
            <text:p>Strange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table:style-name="Default" office:value-type="string" calcext:value-type="string">
            <text:p>FastFWD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Clavi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lavi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avi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Default" office:value-type="string" calcext:value-type="string">
            <text:p>EP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Default" office:value-type="string" calcext:value-type="string">
            <text:p>Tambra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Default" office:value-type="string" calcext:value-type="string">
            <text:p>CP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8" calcext:value-type="float">
            <text:p>098</text:p>
          </table:table-cell>
          <table:table-cell table:style-name="Default" office:value-type="string" calcext:value-type="string">
            <text:p>Soundtr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undtr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undtrack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oundtrack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Ancestr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ces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nces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Prologu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lo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rolo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Prologu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logu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Hols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ls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History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9" calcext:value-type="float">
            <text:p>099</text:p>
          </table:table-cell>
          <table:table-cell table:style-name="Default" office:value-type="string" calcext:value-type="string">
            <text:p>Cryst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Syn Mall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 M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 Mallet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 Malle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Soft Cryst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ft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Round Glo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un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un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Loud Glo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u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u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GlockenChim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lockenCh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locknCh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table:style-name="Default" office:value-type="string" calcext:value-type="string">
            <text:p>Clear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lea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ea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table:style-name="Default" office:value-type="string" calcext:value-type="string">
            <text:p>ChristmasBe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ristmas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X'mas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Vibra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ibra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ibra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Default" office:value-type="string" calcext:value-type="string">
            <text:p>Digi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gi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igi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Default" office:value-type="string" calcext:value-type="string">
            <text:p>Music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usic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Default" office:value-type="string" calcext:value-type="string">
            <text:p>Analog Be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nalog Be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table:style-name="Default" office:value-type="string" calcext:value-type="string">
            <text:p>Blow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table:style-name="Default" office:value-type="string" calcext:value-type="string">
            <text:p>Hyp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table:style-name="Default" office:value-type="string" calcext:value-type="string">
            <text:p>Choral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al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oral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table:style-name="Default" office:value-type="string" calcext:value-type="string">
            <text:p>Air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i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i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table:style-name="Default" office:value-type="string" calcext:value-type="string">
            <text:p>Bell Har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ll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ell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table:style-name="Default" office:value-type="string" calcext:value-type="string">
            <text:p>Gamelimb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amel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amel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table:style-name="Default" office:value-type="string" calcext:value-type="string">
            <text:p>JUNO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table:style-name="Default" office:value-type="string" calcext:value-type="string">
            <text:p>JP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table:style-name="Default" office:value-type="string" calcext:value-type="string">
            <text:p>Pizz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table:style-name="Default" office:value-type="string" calcext:value-type="string">
            <text:p>Bottom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tm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Atmospher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Warm Atmo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Nylon Har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Nylon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Harp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p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HollowRelea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llowRel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llowRel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Nylon+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+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Nylon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Ambient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mbien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mbien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Invisibl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nvisi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ulsey Ke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y Ke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Noise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oise 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Heaven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Tambra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igh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rightnes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hining S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ining S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OB Stab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ta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Brass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Choir St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D-50 Ret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Southern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Symbolic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Org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Goblins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bl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obl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50's Sci-F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0's Sci-F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0's Sci-F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Abducti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bduc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Auhbien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uhbi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LFO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Random St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ndom St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Random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ndom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LowBirds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wBirds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Falling Dow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lling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LFO 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R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LFO Horro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Horr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LFO Tech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Tech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Alternati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ltern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UFO F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UFO F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Gargle M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argle M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Sweep F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weep F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LM Has C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FallinIns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LFO Oct.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Just Bef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RND Fl.Ch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RandomEn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Random 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Eating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Noise&amp;Saw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Pour Mag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DancingDr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Dirty S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Big 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Static H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Atl.Mod.F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Acid Co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cho Dro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cho D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Drop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Echo Drop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cho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Bell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Echo Bell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Echo P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Pa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Echo Pa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Echo P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P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P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Big Pann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Reso Pann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eso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Water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ter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ter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Echo Syn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an Sequen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 Seque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Aqu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qu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Pannin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Panning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Star Them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r Th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r Them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tar Them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tar Them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r Them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rThem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Star M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tar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Rep.T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Etheral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Mystic Pa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ream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ream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Silky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ky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Dream P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Silky P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New Centur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New Centur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7th Atmos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th Atmo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Galaxy Wa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alaxy W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Rising OSC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th_lead" table:style-name="ta2">
        <table:table-column table:style-name="co13" table:number-columns-repeated="1024" table:default-cell-style-name="ce1"/>
        <table:table-row table:style-name="ro1">
          <table:table-cell office:value-type="string" calcext:value-type="string">
            <text:p>Synth l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81 Square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quare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quare Wav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quare Wave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MG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2 Hollow Min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Hollow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llow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Mellow F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 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ow 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CC S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C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C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Shmoo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m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m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LM Squar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JP8000 T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2600 S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2600 S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 Wav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ine Wav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Sine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ine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KG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KG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Twin 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P5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OB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8 JP-8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-8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9 Dist 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0 303SquarDs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1 303SquarDs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2 303 Mix Sq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3 Dual Sqr&amp;S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Pulse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5 JP8 PulseLd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PulseLd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6 JP8 PulseLd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PulseLd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7 MG Reso. Pl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Reso. Pl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8 JP8 PulseL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9 260Ring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0 303Dist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1 JP8000Dist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2 HipHop Sin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3 HipHop Sq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4 HipHop Pls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5 Flux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w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w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w Wav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aw Wav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2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2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w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a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lse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ulse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line G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line G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line G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g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lo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lo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-300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R-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R-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A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LA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A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octor S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octor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octor Solo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Doctor Solo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at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P8000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-50 Fat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-50 Fat S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B Double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JP Double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atSawLe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P SuperS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aspy 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s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s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M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M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S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S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G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G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OB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OB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-50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-50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H-101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-101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S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S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G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B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5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5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G unis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unis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Oct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tural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equenceSa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quenceSaw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equenceSaw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equenceSaw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so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heese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heese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hythmic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hythmic S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equenced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echno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yn.Calliop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Calli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Calliop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Calliop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nt 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nt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nt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re Pan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re Pan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urePan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M Pure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 Blow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hiffer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iffer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ifferLe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hifferLe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B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B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brid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son Sqr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tSolo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ceful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ct.Unison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nison Saw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d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d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owding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uble Sq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hara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ar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arang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harang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re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B.Char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t GR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indy GR 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llow GR 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 &amp; Pu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st.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ist.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id Guitar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cid Guitar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cid Guitar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cid Guitar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nce Dst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anceDst.G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5 Sync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Sync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at Sync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Sync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ock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5th DecaSync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DecaSy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irty Syn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rty Sy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ualSync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A Brass 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JUNO Sub Os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UNO Sub Os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600 Sub 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P8000Fd 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olo 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lo 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lo Vox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olo Vox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lo Vox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x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FO 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Vo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ox Le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th Saw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Saw 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th Saw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5th Saw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 Fiv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F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F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th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th Ana.Clav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Ana.Clav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th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P 5th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P8000 5th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th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4th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ss &amp;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ss &amp;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ss &amp; Le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ass &amp; Le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 &amp; R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&amp; 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&amp; 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t &amp; Perk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&amp; Per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t &amp; Per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UNO Rav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UNO R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P8 BsLead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BsLead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P8 BsLead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BsLead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H-5 Bs.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-5 Bs.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layed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 pad, e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89 Fantasi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nta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ntasia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Fantasia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Fantasia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ntasi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ntasi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New Ag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ew Ag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Bell Heav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ll Heav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Fantasi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Fantasia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After D 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260Harm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90 Warm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Warm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Pa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Warm Pad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Thick Matri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hick Matri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ck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Horn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n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rn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Rotary Str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tary Str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Str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OB Soft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Soft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S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OB Soft Pa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Octav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Stack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Human 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Sync Brs.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Oct.PWM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JP Sof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91 Poly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lysynth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Polysynth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80's PolySy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80's PolyS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80'sPolyS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Polysynth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synth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Poly Ki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ly K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Super Po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Power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Octave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Reso Sta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Techno St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chno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Pulse S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TwinOct.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4 Oct.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5 Hap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Forward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Reverse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Minor 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92 Space Voic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pace 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pace Voic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pace Voic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Heaven I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eaven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eaven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SC Heav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C Heav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Ito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Water 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Cold Spa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Noise 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Bamboo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Cosmic Voi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osmic Voi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Auh Vo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uh Vo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AuhAu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uhAu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Vocorderm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corderm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Holy Vo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owed Gl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owed G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wed Gla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owed Glas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tBell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Bell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8 Sq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Sqr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thBel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thBel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el Gla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ttle S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etal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tal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tal P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Metal P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n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nne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ner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anner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eel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ecial 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al Pad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lo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lo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lo P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Halo Pad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x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x Swe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Sw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orro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ror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ynVox 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nVox Pad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reath&amp;R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ears Vo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weep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weep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weep Pa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weep Pad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ar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ola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la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bient BP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ync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arri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nverg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onve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onve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hwimm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wi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wi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elestial P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elestial 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elestial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ag Swe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g Sw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weep Pi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weep S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ep 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ay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,_orchestra" table:style-name="ta2">
        <table:table-column table:style-name="co13" table:number-columns-repeated="1024" table:default-cell-style-name="ce1"/>
        <table:table-row table:style-name="ro1">
          <table:table-cell office:value-type="string" calcext:value-type="string">
            <text:p>Strings/orchest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 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41 Violin: 2 [Pro]</text:p>
          </table:table-cell>
          <table:table-cell office:value-type="string" calcext:value-type="string">
            <text:p>Violin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oli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Violin Atk: 2 [Pro]</text:p>
          </table:table-cell>
          <table:table-cell office:value-type="string" calcext:value-type="string">
            <text:p>Violin Atk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Slow Violin 1 [Pro]</text:p>
          </table:table-cell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42 Viola: 2 [Pro]</text:p>
          </table:table-cell>
          <table:table-cell office:value-type="string" calcext:value-type="string">
            <text:p>Viola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ol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Viola Atk.: 2 [Pro]</text:p>
          </table:table-cell>
          <table:table-cell office:value-type="string" calcext:value-type="string">
            <text:p>Viola Atk.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3 Cello: 2</text:p>
          </table:table-cell>
          <table:table-cell office:value-type="string" calcext:value-type="string">
            <text:p>Cello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Cello Atk.: 2</text:p>
          </table:table-cell>
          <table:table-cell office:value-type="string" calcext:value-type="string">
            <text:p>Cello Atk.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4 Contrabass <text:s/>1</text:p>
          </table:table-cell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45 Tremolo Str 1 [Pro]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Trem Str.St.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Slow Tremolo 1 [Pro]</text:p>
          </table:table-cell>
          <table:table-cell office:value-type="string" calcext:value-type="string">
            <text:p>Slow Trem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owTrem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9 Suspense Str 2 [Pro]</text:p>
          </table:table-cell>
          <table:table-cell office:value-type="string" calcext:value-type="string">
            <text:p>Suspense S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uspenseS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0 SuspenseStr2 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6 PizzicatoStr 1 [Pro]</text:p>
          </table:table-cell>
          <table:table-cell office:value-type="string" calcext:value-type="string">
            <text:p>Pizzicato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izz. St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icat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Vcs&amp;Cbs Pizz 2 [Pro]</text:p>
          </table:table-cell>
          <table:table-cell office:value-type="string" calcext:value-type="string">
            <text:p>Vcs&amp;Cbs Piz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2 Chamber Pizz 2 [Pro]</text:p>
          </table:table-cell>
          <table:table-cell office:value-type="string" calcext:value-type="string">
            <text:p>Chamber Piz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3 St.Pizzicato 2 [Pro]</text:p>
          </table:table-cell>
          <table:table-cell office:value-type="string" calcext:value-type="string">
            <text:p>St. Pizzica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Solo Pizz. <text:s/>1 [Pro]</text:p>
          </table:table-cell>
          <table:table-cell office:value-type="string" calcext:value-type="string">
            <text:p>Solo Pizz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6 Solo Spic. <text:s/>1 [Pro]</text:p>
          </table:table-cell>
          <table:table-cell office:value-type="string" calcext:value-type="string">
            <text:p>Solo Spic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7 StringsSpic.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7 Harp1 [Pro]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1 Harp&amp;Strings 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2 Harp St.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8 Uillean Harp 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6 Synth Harp <text:s/>1 [Pro]</text:p>
          </table:table-cell>
          <table:table-cell office:value-type="string" calcext:value-type="string">
            <text:p>Synth Har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4 Yang Qin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5 Yang Qin 2 <text:s/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6 SynthYangQin 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0 048 Timpani1 [Pro]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sem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49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Bright Str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ight Str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ng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ChamberS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mberStr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Cello sec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ello sec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Bright St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Bright Str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Quad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Mild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Orchestr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Orchestra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chestr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Tremolo Orc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olo 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olo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Choir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ir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ir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Strings+Hor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rings+Hor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Str.+Flu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4 Choir Str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5 Choir Str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St.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St.String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8 St.Strings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9 Orchestr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0 Orchestra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Velo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2 Oct String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String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3 Oct String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String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4 ContraBsS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0 60s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0 Slow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String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SlowString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trings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 Str.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SlowString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Legato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egato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egato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Warm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St.Slow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Slow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Slow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St.Slow St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S.Str+Cho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S.Str+Choi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1 Syn.String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Strings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Strings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OB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B St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Stack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JP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Chorus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Syn.String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Strings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Strings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 Syn.String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Syn.Strings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Syn.Strings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LoFi 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High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igh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7 Hybrid Str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Tron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on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5 Noiz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oiz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2 Syn.String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Strings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Strings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 Syn.Strings5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Strings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JUNO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3 Filtered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4 JP Saw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5 Hybrid St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6 DistSt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7 JUNOFull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8 Air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ir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Atk Syn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Straight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 053 Choir A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r Aah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8 St.ChoirAah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ChoirAa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.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9 Melted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ted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llo 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0 Church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1 Boys Choir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2 Boys Choi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3 St.BoysCh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4 Rich Cho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16 Choir H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ir H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4 Chorus L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orus L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2 Chorus Aah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Aa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irAahs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hoir Aahs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3 Male Aah+St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le Aah+St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oice Ooh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Voice Ooh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orus Oo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ice Ooh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orus Ooh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ohsCodeMa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ohsCodeSus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zz S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ice Dah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oice Da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zVoice D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zVoice B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JzVoice D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JzVoice T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oiceLa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horusLah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oiceLu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orusLuh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oiceLan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horusLanF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oiceAa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oiceUuh F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em Lah&amp;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oiceWa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horusWah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oiceWo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horusWoh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VoiceAa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VoiceOoh 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um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ynVo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V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Vox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Vo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nVox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Vox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yn.Voi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Vo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Vo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ilent Nigh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ent N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n.Voice 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P330 Choi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P330 Choi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inyl 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inyl Choi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JX8P 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nalog 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rchestra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chestra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ch.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chest.Hit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s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th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ro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mpact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mpact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Impact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hilly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hilly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hilly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uble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ouble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ouble 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rc.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erc.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hock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ock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ounce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rill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hrill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 Fi 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 Fi 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 Fi 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echno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echno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ist.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st.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am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m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it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it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im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im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chnorg H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echnorg H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ave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ve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trings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rings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tack Hi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 H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ndustry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lap 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ed" table:style-name="ta2">
        <table:table-column table:style-name="co13" table:number-columns-repeated="1024" table:default-cell-style-name="ce1"/>
        <table:table-row table:style-name="ro1">
          <table:table-cell office:value-type="string" calcext:value-type="string">
            <text:p>R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65</text:p>
          </table:table-cell>
          <table:table-cell office:value-type="string" calcext:value-type="string">
            <text:p>Soprano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prano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oprano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6</text:p>
          </table:table-cell>
          <table:table-cell office:value-type="string" calcext:value-type="string">
            <text:p>Alto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oSax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ltoSax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er Al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w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row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toSax + T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ltoSax + T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x Se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7</text:p>
          </table:table-cell>
          <table:table-cell office:value-type="string" calcext:value-type="string">
            <text:p>Tenor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nor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nor S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or 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nor Sax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nor Sax 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thyTn.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eathyTn.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athyTn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.Tenor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 Tenor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8</text:p>
          </table:table-cell>
          <table:table-cell office:value-type="string" calcext:value-type="string">
            <text:p>Baritone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ritone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itone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itoneSa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i. Sax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ri. Sax 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ri &amp; T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69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boe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oe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ti Ree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lti Re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0</text:p>
          </table:table-cell>
          <table:table-cell office:value-type="string" calcext:value-type="string">
            <text:p>English Hor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nglish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nglish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ishHor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1</text:p>
          </table:table-cell>
          <table:table-cell office:value-type="string" calcext:value-type="string">
            <text:p>Bassoo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2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s Clarin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s 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s 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ti 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lti Wi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d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3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ccolo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colo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y Trem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ay Tremol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4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ute 2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 2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ute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t Travels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lt Travels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ute + Vl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lute + Vl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pe &amp; R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on 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on Flu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di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5</text:p>
          </table:table-cell>
          <table:table-cell office:value-type="string" calcext:value-type="string">
            <text:p>Record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c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cord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Recorde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6</text:p>
          </table:table-cell>
          <table:table-cell office:value-type="string" calcext:value-type="string">
            <text:p>Pan Flut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 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an 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 Flut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wal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w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Kaw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ampon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Zampon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ampona At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Zampona At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in Whi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nWhtsle 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inWhtsle 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7</text:p>
          </table:table-cell>
          <table:table-cell office:value-type="string" calcext:value-type="string">
            <text:p>Bottle Blo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 078</text:p>
          </table:table-cell>
          <table:table-cell office:value-type="string" calcext:value-type="string">
            <text:p>Shakuhach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akuha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akuhachi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hakuhachi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kuhachi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akuhachi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79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Whi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Whistl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stl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histl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 080</text:p>
          </table:table-cell>
          <table:table-cell office:value-type="string" calcext:value-type="string">
            <text:p>Ocarin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ca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carina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Ocarin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Johannes Unger</meta:initial-creator>
    <meta:creation-date>2019-08-27T10:28:42Z</meta:creation-date>
    <dc:date>2019-09-23T22:20:22.968777532</dc:date>
    <meta:editing-cycles>5</meta:editing-cycles>
    <meta:editing-duration>PT7M37S</meta:editing-duration>
    <meta:document-statistic meta:table-count="13" meta:cell-count="9973" meta:object-count="0"/>
  </office:meta>
</office:document-meta>
</file>